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cc3b1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6c13" officeooo:paragraph-rsid="000b6c13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c3b1" officeooo:paragraph-rsid="000cc3b1" style:text-blinking="false" fo:background-color="transparent"/>
    </style:style>
    <style:style style:name="T1" style:family="text">
      <style:text-properties officeooo:rsid="000b6c13"/>
    </style:style>
    <style:style style:name="T2" style:family="text">
      <style:text-properties officeooo:rsid="000cc3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adfe467-7fff-20cd-ef07-d0f0876e320f"/>Returned ranking:</text:p>
      <text:p text:style-name="P2"># 1. Is this Fair? <text:span text:style-name="T1">The initial ranking wasn’t fair because some of the videos did not follow the right instructions and also the superiority of the presentation can’t be ranked by an algorithm.</text:span></text:p>
      <text:p text:style-name="P2"/>
      <text:p text:style-name="P2"># 2. Is this Efficient(human, computer)? <text:span text:style-name="T1">Human is better in this scenario.</text:span></text:p>
      <text:p text:style-name="P2"/>
      <text:p text:style-name="P2"># 3. Do you trust your classmates? <text:span text:style-name="T1">No. Because everyone has a unique perspective to how they would rank each presentation.</text:span></text:p>
      <text:p text:style-name="P2"/>
      <text:p text:style-name="P2"># 4. How can we evaluate your classmates?</text:p>
      <text:p text:style-name="P4">Evaluation <text:span text:style-name="T2">would </text:span>be based on content as well as the instructed pattern for the research.</text:p>
      <text:p text:style-name="P4"/>
      <text:p text:style-name="P2"># 5. What assumptions go into this result?</text:p>
      <text:p text:style-name="P4">Assumption that all presenter knew what was expected from their research.</text:p>
      <text:p text:style-name="P4"/>
      <text:p text:style-name="P3"># 6. Under what conditions would it fail? </text:p>
      <text:p text:style-name="P3"><text:span text:style-name="T1">If there are no clear criteria on how to judge the video and also bias from the evaluator.</text:span></text:p>
      <text:p text:style-name="P2"/>
      <text:p text:style-name="P2"># 7. How can we make it better?</text:p>
      <text:p text:style-name="P5">Make the list random and same list can be ranked by different people.</text:p>
      <text:p text:style-name="P2">######</text:p>
      <text:p text:style-name="P2"># 8. Who is most likely to win given the above situation?</text:p>
      <text:p text:style-name="P4">I don’t know</text:p>
      <text:p text:style-name="P4"/>
      <text:p text:style-name="P2"># 9. Who will have the fairest evaluation?</text:p>
      <text:p text:style-name="P4">The person that judge by the criterion given,</text:p>
      <text:p text:style-name="P4"/>
      <text:p text:style-name="P2"># 10. Who has the least fair evaluation?</text:p>
      <text:p text:style-name="P4">I don’t know. Maybe someone the judge based on how well a presenter presented but not on the criteria.</text:p>
      <text:p text:style-name="P4"/>
      <text:p text:style-name="P2"># 11. Should we think equally about the first places as we thinking about the last places?</text:p>
      <text:p text:style-name="P4">No. The first place has an edge because it would be viewed first and there could a prejudice that first means better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11:56:16.938460636</meta:creation-date>
    <dc:date>2020-09-09T12:08:25.532708446</dc:date>
    <meta:editing-duration>PT1M57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21" meta:word-count="256" meta:character-count="1393" meta:non-whitespace-character-count="1157"/>
  </office:meta>
</office:document-meta>
</file>